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svg:stroke-color="#333333" draw:marker-start-width="0.5cm" draw:marker-end-width="0.5cm" draw:fill="solid" draw:fill-color="#94bd5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1cm" svg:stroke-color="#e6e6ff" draw:marker-start-width="1.7cm" draw:marker-end-width="1.7cm" draw:fill="none" draw:textarea-vertical-align="middle" fo:padding-top="0.625cm" fo:padding-bottom="0.625cm" fo:padding-left="0.75cm" fo:padding-right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Andale Mono" fo:font-size="28pt" style:font-size-asian="28pt" style:font-size-complex="28pt"/>
    </style:style>
    <style:style style:name="P5" style:family="paragraph">
      <style:paragraph-properties fo:text-align="center"/>
      <style:text-properties style:font-name="Purisa"/>
    </style:style>
    <style:style style:name="P6" style:family="paragraph">
      <style:text-properties style:font-name="Purisa"/>
    </style:style>
    <style:style style:name="T1" style:family="text">
      <style:text-properties style:font-name="Andale Mono" fo:font-size="28pt" style:font-size-asian="28pt" style:font-size-complex="28pt"/>
    </style:style>
    <style:style style:name="T2" style:family="text">
      <style:text-properties style:font-name="Puri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7.8cm" svg:x="4.9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cm" svg:height="3.4cm" svg:x="5.9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29cm" svg:height="2.677cm" svg:x="6.2cm" svg:y="4.123cm">
          <draw:text-box>
            <text:p text:style-name="P2"><text:span text:style-name="T1">Dwarf bean</text:span></text:p>
            <text:p text:style-name="P3"><text:span text:style-name="T1">21.0C</text:span></text:p>
          </draw:text-box>
        </draw:frame>
        <draw:line draw:style-name="gr4" draw:text-style-name="P1" draw:layer="layout" svg:x1="12.7cm" svg:y1="10.7cm" svg:x2="12.7cm" svg:y2="13.1cm">
          <text:p/>
        </draw:line>
        <draw:line draw:style-name="gr4" draw:text-style-name="P1" draw:layer="layout" svg:x1="14.2cm" svg:y1="10.7cm" svg:x2="14.2cm" svg:y2="13.1cm">
          <text:p/>
        </draw:line>
        <draw:frame draw:style-name="gr3" draw:text-style-name="P5" draw:layer="layout" svg:width="2.746cm" svg:height="2.309cm" svg:x="1.2cm" svg:y="3.9cm">
          <draw:text-box>
            <text:p text:style-name="P5"><text:span text:style-name="T2">LCD</text:span></text:p>
            <text:p text:style-name="P5"><text:span text:style-name="T2">Screen</text:span></text:p>
          </draw:text-box>
        </draw:frame>
        <draw:frame draw:style-name="gr3" draw:text-style-name="P6" draw:layer="layout" svg:width="4.875cm" svg:height="1.28cm" svg:x="6.825cm" svg:y="12cm">
          <draw:text-box>
            <text:p text:style-name="P6"><text:span text:style-name="T2">Soil </text:span><text:span text:style-name="T2">Moistu</text:span><text:span text:style-name="T2">re</text:span></text:p>
          </draw:text-box>
        </draw:frame>
        <draw:frame draw:style-name="gr3" draw:text-style-name="P5" draw:layer="layout" svg:width="4.9cm" svg:height="2.309cm" svg:x="15.9cm" svg:y="7.691cm">
          <draw:text-box>
            <text:p text:style-name="P5"><text:span text:style-name="T2">Air</text:span></text:p>
            <text:p text:style-name="P5"><text:span text:style-name="T2">Temperature</text:span></text:p>
          </draw:text-box>
        </draw:frame>
        <draw:frame draw:style-name="gr3" draw:text-style-name="P6" draw:layer="layout" svg:width="5.379cm" svg:height="1.28cm" svg:x="9.821cm" svg:y="1.12cm">
          <draw:text-box>
            <text:p text:style-name="P6"><text:span text:style-name="T2">Ambient L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5:16:05.838693843</meta:creation-date>
    <dc:date>2015-06-07T18:32:03.371846872</dc:date>
    <meta:editing-duration>P3DT3H47S</meta:editing-duration>
    <meta:editing-cycles>1</meta:editing-cycles>
    <meta:document-statistic meta:object-count="9"/>
    <meta:generator>LibreOffice/4.2.8.2$Linux_X86_64 LibreOffice_project/420m0$Build-2</meta:generator>
  </office:meta>
</office:document-meta>
</file>